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Return_20_Address" style:list-style-name="" style:master-page-name="Standard">
      <style:paragraph-properties fo:margin-left="0in" fo:margin-right="0in" fo:line-height="200%" fo:text-indent="0in" style:auto-text-indent="false" style:page-number="auto">
        <style:tab-stops>
          <style:tab-stop style:position="0.5in"/>
        </style:tab-stops>
      </style:paragraph-properties>
    </style:style>
    <style:style style:name="P2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3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4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04040" style:font-name="Arial" fo:font-size="10pt" fo:language="hr" fo:country="HR" fo:font-weight="bold" style:font-size-asian="10pt" style:font-weight-asian="bold" style:font-name-complex="Arial" style:font-size-complex="10pt"/>
    </style:style>
    <style:style style:name="P5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04040" style:font-name="Arial" fo:font-size="10pt" fo:language="hr" fo:country="HR" style:font-size-asian="8.75pt" style:font-name-complex="Arial" style:font-size-complex="10pt"/>
    </style:style>
    <style:style style:name="P6" style:family="paragraph" style:parent-style-name="Return_20_Address" style:list-style-name="">
      <style:paragraph-properties fo:margin-left="0in" fo:margin-right="0in" fo:text-align="center" style:justify-single-word="false" fo:text-indent="0in" style:auto-text-indent="false">
        <style:tab-stops>
          <style:tab-stop style:position="0.5in"/>
        </style:tab-stops>
      </style:paragraph-properties>
      <style:text-properties fo:color="#404040" style:font-name="Arial" fo:font-size="14pt" fo:language="hr" fo:country="HR" fo:font-weight="bold" style:font-size-asian="14pt" style:font-weight-asian="bold" style:font-name-complex="Arial" style:font-size-complex="14pt"/>
    </style:style>
    <style:style style:name="P7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" fo:font-size="7pt" fo:language="hr" fo:country="HR" style:font-size-asian="7pt" style:font-name-complex="Arial" style:font-size-complex="7pt"/>
    </style:style>
    <style:style style:name="P8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9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10" style:family="paragraph" style:parent-style-name="Return_20_Address" style:list-style-name="">
      <style:paragraph-properties fo:margin-left="0in" fo:margin-right="0in" fo:line-height="200%" fo:text-align="center" style:justify-single-word="false" fo:text-indent="0in" style:auto-text-indent="false">
        <style:tab-stops>
          <style:tab-stop style:position="4.7681in"/>
        </style:tab-stops>
      </style:paragraph-properties>
      <style:text-properties fo:color="#404040" style:font-name="Arial" fo:language="hr" fo:country="HR" fo:font-weight="bold" style:font-weight-asian="bold" style:font-name-complex="Arial"/>
    </style:style>
    <style:style style:name="P11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" fo:language="hr" fo:country="HR" style:font-name-complex="Arial"/>
    </style:style>
    <style:style style:name="P12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</style:style>
    <style:style style:name="P13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</style:style>
    <style:style style:name="T1" style:family="text">
      <style:text-properties fo:color="#404040" style:font-name="Arial" fo:font-size="9pt" fo:language="hr" fo:country="HR" style:font-size-asian="9pt" style:font-name-complex="Arial" style:font-size-complex="9pt"/>
    </style:style>
    <style:style style:name="T2" style:family="text">
      <style:text-properties fo:color="#404040" style:font-name="Arial" fo:language="hr" fo:country="HR" style:font-name-complex="Arial"/>
    </style:style>
    <style:style style:name="T3" style:family="text">
      <style:text-properties fo:color="#404040" style:font-name="Arial" fo:language="hr" fo:country="HR" officeooo:rsid="0023afd8" style:font-name-complex="Arial"/>
    </style:style>
    <style:style style:name="T4" style:family="text">
      <style:text-properties fo:color="#404040" style:font-name="Arial" fo:font-size="12pt" fo:language="hr" fo:country="HR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5" style:family="text">
      <style:text-properties fo:color="#404040" style:font-name="Arial" fo:font-size="12pt" fo:language="hr" fo:country="HR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fo:color="#404040" style:font-name="Arial" fo:font-size="12pt" fo:language="hr" fo:country="HR" fo:font-weight="bold" officeooo:rsid="0023afd8" style:font-size-asian="12pt" style:font-weight-asian="bold" style:font-name-complex="Arial" style:font-size-complex="12pt" style:font-weight-complex="bold"/>
    </style:style>
    <style:style style:name="T7" style:family="text">
      <style:text-properties fo:color="#404040" style:font-name="Arial" fo:font-size="12pt" fo:language="hr" fo:country="HR" style:text-underline-style="none" fo:font-weight="bold" style:font-size-asian="12pt" style:font-weight-asian="bold" style:font-name-complex="Arial" style:font-size-complex="12pt" style:font-weight-complex="bold"/>
    </style:style>
    <style:style style:name="T8" style:family="text">
      <style:text-properties officeooo:rsid="0024f7aa"/>
    </style:style>
    <style:style style:name="T9" style:family="text">
      <style:text-properties fo:font-size="7pt" officeooo:rsid="00257be2" style:font-size-asian="7pt" style:font-size-complex="7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FIRMA:</text:span><text:span text:style-name="T1"> </text:span><text:span text:style-name="T4"><text:text-input text:description="&lt;o.employee_id.company_id.name&gt;">Company</text:text-input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ZAHTJEV ZA KORIŠTENJE GODIŠNJEG ODMORA <text:span text:style-name="T8">ZA</text:span> <text:text-input text:description="&lt; o.holiday_status_id.year or '' &gt;">Year</text:text-input>.</text:p>
      <text:p text:style-name="P4"/>
      <text:p text:style-name="P4"/>
      <text:p text:style-name="P4"/>
      <text:p text:style-name="P2"/>
      <text:p text:style-name="P2"/>
      <text:p text:style-name="P12"><text:span text:style-name="T2">Datum zahtjev</text:span><text:span text:style-name="T3">a: </text:span><text:span text:style-name="T6"><text:text-input text:description="&lt;formatLang(o.message_last_post or '', date=True)&gt;">RequestDate</text:text-input></text:span></text:p>
      <text:p text:style-name="P2"/>
      <text:p text:style-name="P2"/>
      <text:p text:style-name="P2"/>
      <text:p text:style-name="P12"><text:span text:style-name="T2">Ime i prezime</text:span><text:span text:style-name="T1">: </text:span><text:span text:style-name="T5"><text:text-input text:description="&lt;o.employee_id.name or ''&gt;">Employee</text:text-input></text:span></text:p>
      <text:p text:style-name="P2"/>
      <text:p text:style-name="P2"/>
      <text:p text:style-name="P13"><text:span text:style-name="T1">Molim Vas da mi odobrite korištenje godišnjeg odmora u periodu od </text:span><text:span text:style-name="T7"><text:text-input text:description="&lt;formatLang(o.date_from or '',date=True)&gt;">DateFrom</text:text-input></text:span><text:span text:style-name="T1"> do </text:span><text:span text:style-name="T7"><text:text-input text:description="&lt;formatLang(o.date_to or '',date=True)&gt;">DateTo</text:text-input></text:span></text:p>
      <text:p text:style-name="P13"><text:span text:style-name="T1">što iznosi </text:span><text:span text:style-name="T5"><text:text-input text:description="&lt;formatLang(o.number_of_days_temp, digits=0) &gt;">NumberOfDays</text:text-input></text:span><text:span text:style-name="T1"> radna dana. <text:s/></text:span></text:p>
      <text:p text:style-name="P2"/>
      <text:p text:style-name="P2"/>
      <text:p text:style-name="P2"/>
      <text:p text:style-name="P2"/>
      <text:p text:style-name="P7">____________<text:text-input text:description="&lt;o.employee_id.name or ''&gt;">Employee</text:text-input>___________</text:p>
      <text:p text:style-name="P7"><text:tab/>(podnositelj zahtjeva)*</text:p>
      <text:p text:style-name="P2"/>
      <text:p text:style-name="P2"/>
      <text:p text:style-name="P8">* <text:span text:style-name="T9">zahtjev je podnesen u elektroničkom obliku i valjan je bez potpisa podnositelja</text:span></text:p>
      <text:p text:style-name="P5"/>
      <text:p text:style-name="P9">__________________________________________________________________________________________</text:p>
      <text:p text:style-name="P10">RJEŠENJE O KORIŠTENJU GODIŠNJEG ODMORA</text:p>
      <text:p text:style-name="P4"/>
      <text:p text:style-name="P4"/>
      <text:p text:style-name="P2"/>
      <text:p text:style-name="P11">Odobrava se gore navedeni zahtjev za korištenje godišnjeg odmora.</text:p>
      <text:p text:style-name="P3"/>
      <text:p text:style-name="P9">____________________________</text:p>
      <text:p text:style-name="P9"><text:tab/>Potpis i peč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4.75in" fo:margin-right="0in" fo:orphans="0" fo:widows="0" fo:hyphenation-ladder-count="no-limit" fo:text-indent="0in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in" fo:margin-bottom="0in" loext:contextual-spacing="false" fo:line-height="100%"/>
    </style:style>
    <style:style style:name="Footer" style:family="paragraph" style:parent-style-name="Standard" style:class="extra">
      <style:paragraph-properties fo:margin-top="0in" fo:margin-bottom="0in" loext:contextual-spacing="false" fo:line-height="100%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6-07-15T13:15:40.870805751</dc:date>
    <meta:print-date>2016-03-11T12:22:00</meta:print-date>
    <meta:editing-cycles>26</meta:editing-cycles>
    <meta:generator>LibreOffice/5.1.3.2$Linux_X86_64 LibreOffice_project/10m0$Build-2</meta:generator>
    <meta:editing-duration>P1DT16M46S</meta:editing-duration>
    <meta:document-statistic meta:table-count="0" meta:image-count="0" meta:object-count="0" meta:page-count="1" meta:paragraph-count="14" meta:word-count="89" meta:character-count="620" meta:non-whitespace-character-count="560"/>
  </office:meta>
</office:document-meta>
</file>